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ca0" officeooo:paragraph-rsid="0010d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Lembada </text:p>
      <text:p text:style-name="P1"/>
      <text:p text:style-name="P1">url for paymnet integration in aws lembada</text:p>
      <text:p text:style-name="P1"><text:a xlink:type="simple" xlink:href="https://yos.io/2017/06/22/serverless-stripe/">https://yos.io/2017/06/22/serverless-stripe/</text:a></text:p>
      <text:p text:style-name="P1"><text:a xlink:type="simple" xlink:href="https://dzone.com/articles/serverless-payments-with-stripe-and-aws-lambda">https://dzone.com/articles/serverless-payments-with-stripe-and-aws-lambda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42:59.213797220</meta:creation-date>
    <dc:date>2018-10-09T14:44:06.197724323</dc:date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171" meta:non-whitespace-character-count="163"/>
    <meta:generator>LibreOffice/4.2.8.2$Linux_X86_64 LibreOffice_project/420m0$Build-2</meta:generator>
  </office:meta>
</office:document-meta>
</file>